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6.C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D3" style:family="table-cell" style:data-style-name="N0">
      <style:table-cell-properties fo:padding="0.097cm" fo:border-left="0.002cm solid #000000" fo:border-right="none" fo:border-top="none" fo:border-bottom="0.002cm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3087*"/>
    </style:style>
    <style:style style:name="Tableau17.C" style:family="table-column">
      <style:table-column-properties style:column-width="0.864cm" style:rel-column-width="4045*"/>
    </style:style>
    <style:style style:name="Tableau17.D" style:family="table-column">
      <style:table-column-properties style:column-width="1.707cm" style:rel-column-width="7992*"/>
    </style:style>
    <style:style style:name="Tableau17.E" style:family="table-column">
      <style:table-column-properties style:column-width="5.837cm" style:rel-column-width="2732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D4"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18.A3"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3.09cm" style:rel-column-width="11914*"/>
    </style:style>
    <style:style style:name="Tableau19.B" style:family="table-column">
      <style:table-column-properties style:column-width="5.569cm" style:rel-column-width="21469*"/>
    </style:style>
    <style:style style:name="Tableau19.C" style:family="table-column">
      <style:table-column-properties style:column-width="0.612cm" style:rel-column-width="2359*"/>
    </style:style>
    <style:style style:name="Tableau19.D" style:family="table-column">
      <style:table-column-properties style:column-width="3.092cm" style:rel-column-width="11921*"/>
    </style:style>
    <style:style style:name="Tableau19.E" style:family="table-column">
      <style:table-column-properties style:column-width="4.636cm" style:rel-column-width="17872*"/>
    </style:style>
    <style:style style:name="Tableau19.A1" style:family="table-cell">
      <style:table-cell-properties fo:padding="0.097cm" fo:border-left="0.002cm solid #000000" fo:border-right="none" fo:border-top="0.002cm solid #000000" fo:border-bottom="0.002cm solid #000000"/>
    </style:style>
    <style:style style:name="Tableau19.D1" style:family="table-cell">
      <style:table-cell-properties fo:padding="0.097cm" fo:border="0.002cm solid #000000"/>
    </style:style>
    <style:style style:name="Tableau19.A2" style:family="table-cell" style:data-style-name="N0">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4.503cm" style:rel-column-width="17359*"/>
    </style:style>
    <style:style style:name="Tableau20.B" style:family="table-column">
      <style:table-column-properties style:column-width="9.063cm" style:rel-column-width="34936*"/>
    </style:style>
    <style:style style:name="Tableau20.C" style:family="table-column">
      <style:table-column-properties style:column-width="3.434cm" style:rel-column-width="1324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data-style-name="N0">
      <style:table-cell-properties fo:padding="0.097cm" fo:border-left="0.002cm solid #000000" fo:border-right="0.002cm solid #000000" fo:border-top="none" fo:border-bottom="0.002cm solid #000000"/>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02cm solid #000000" fo:border-right="none" fo:border-top="0.002cm solid #000000" fo:border-bottom="0.002cm solid #000000"/>
    </style:style>
    <style:style style:name="Comportement.C1" style:family="table-cell">
      <style:table-cell-properties fo:padding="0.097cm" fo:border="0.002cm solid #000000"/>
    </style:style>
    <style:style style:name="Comportement.A2" style:family="table-cell">
      <style:table-cell-properties fo:padding="0.097cm" fo:border-left="0.002cm solid #000000" fo:border-right="none" fo:border-top="none" fo:border-bottom="0.002cm solid #000000"/>
    </style:style>
    <style:style style:name="Comportement.C2" style:family="table-cell">
      <style:table-cell-properties fo:padding="0.097cm" fo:border-left="0.002cm solid #000000" fo:border-right="0.002cm solid #000000" fo:border-top="none" fo:border-bottom="0.002cm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02cm solid #000000" fo:border-right="none" fo:border-top="0.002cm solid #000000" fo:border-bottom="0.002cm solid #000000"/>
    </style:style>
    <style:style style:name="vente.B1" style:family="table-cell">
      <style:table-cell-properties fo:padding="0.097cm" fo:border="0.002cm solid #000000"/>
    </style:style>
    <style:style style:name="vente.A2" style:family="table-cell">
      <style:table-cell-properties fo:padding="0.097cm" fo:border-left="none" fo:border-right="none" fo:border-top="0.002cm solid #000000" fo:border-bottom="none"/>
    </style:style>
    <style:style style:name="vente.B2" style:family="table-cell">
      <style:table-cell-properties fo:padding="0.097cm" fo:border-left="0.002cm solid #000000" fo:border-right="none" fo:border-top="0.002cm solid #000000" fo:border-bottom="none"/>
    </style:style>
    <style:style style:name="vente.A3" style:family="table-cell">
      <style:table-cell-properties fo:padding="0.097cm" fo:border="none"/>
    </style:style>
    <style:style style:name="vente.B3" style:family="table-cell">
      <style:table-cell-properties fo:padding="0.097cm" fo:border-left="0.002cm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none" fo:border-right="none" fo:border-top="0.002cm solid #000000" fo:border-bottom="none"/>
    </style:style>
    <style:style style:name="Tableau2.B2" style:family="table-cell">
      <style:table-cell-properties fo:padding="0.097cm" fo:border-left="0.002cm solid #000000" fo:border-right="none" fo:border-top="0.002cm solid #000000" fo:border-bottom="none"/>
    </style:style>
    <style:style style:name="Tableau2.A3" style:family="table-cell">
      <style:table-cell-properties fo:padding="0.097cm" fo:border="none"/>
    </style:style>
    <style:style style:name="Tableau2.B3" style:family="table-cell">
      <style:table-cell-properties fo:padding="0.097cm" fo:border-left="0.002cm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none" fo:border-right="none" fo:border-top="0.002cm solid #000000" fo:border-bottom="none"/>
    </style:style>
    <style:style style:name="Tableau3.B2" style:family="table-cell">
      <style:table-cell-properties fo:padding="0.097cm" fo:border-left="0.002cm solid #000000" fo:border-right="none" fo:border-top="0.002cm solid #000000" fo:border-bottom="none"/>
    </style:style>
    <style:style style:name="Tableau3.A3" style:family="table-cell">
      <style:table-cell-properties fo:padding="0.097cm" fo:border="none"/>
    </style:style>
    <style:style style:name="Tableau3.B3" style:family="table-cell">
      <style:table-cell-properties fo:padding="0.097cm" fo:border-left="0.002cm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none" fo:border-right="none" fo:border-top="0.002cm solid #000000" fo:border-bottom="none"/>
    </style:style>
    <style:style style:name="Tableau4.B2" style:family="table-cell">
      <style:table-cell-properties fo:padding="0.097cm" fo:border-left="0.002cm solid #000000" fo:border-right="none" fo:border-top="0.002cm solid #000000" fo:border-bottom="none"/>
    </style:style>
    <style:style style:name="Tableau4.A3" style:family="table-cell">
      <style:table-cell-properties fo:padding="0.097cm" fo:border="none"/>
    </style:style>
    <style:style style:name="Tableau4.B3" style:family="table-cell">
      <style:table-cell-properties fo:padding="0.097cm" fo:border-left="0.002cm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none" fo:border-right="none" fo:border-top="0.002cm solid #000000" fo:border-bottom="none"/>
    </style:style>
    <style:style style:name="Tableau5.B2" style:family="table-cell">
      <style:table-cell-properties fo:padding="0.097cm" fo:border-left="0.002cm solid #000000" fo:border-right="none" fo:border-top="0.002cm solid #000000" fo:border-bottom="none"/>
    </style:style>
    <style:style style:name="Tableau5.A3" style:family="table-cell">
      <style:table-cell-properties fo:padding="0.097cm" fo:border="none"/>
    </style:style>
    <style:style style:name="Tableau5.B3" style:family="table-cell">
      <style:table-cell-properties fo:padding="0.097cm" fo:border-left="0.002cm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none" fo:border-right="none" fo:border-top="0.002cm solid #000000" fo:border-bottom="none"/>
    </style:style>
    <style:style style:name="Tableau6.B2" style:family="table-cell">
      <style:table-cell-properties fo:padding="0.097cm" fo:border-left="0.002cm solid #000000" fo:border-right="none" fo:border-top="0.002cm solid #000000" fo:border-bottom="none"/>
    </style:style>
    <style:style style:name="Tableau6.A3" style:family="table-cell">
      <style:table-cell-properties fo:padding="0.097cm" fo:border="none"/>
    </style:style>
    <style:style style:name="Tableau6.B3" style:family="table-cell">
      <style:table-cell-properties fo:padding="0.097cm" fo:border-left="0.002cm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none" fo:border-right="none" fo:border-top="0.002cm solid #000000" fo:border-bottom="none"/>
    </style:style>
    <style:style style:name="Tableau7.B2" style:family="table-cell">
      <style:table-cell-properties fo:padding="0.097cm" fo:border-left="0.002cm solid #000000" fo:border-right="none" fo:border-top="0.002cm solid #000000" fo:border-bottom="none"/>
    </style:style>
    <style:style style:name="Tableau7.A3" style:family="table-cell">
      <style:table-cell-properties fo:padding="0.097cm" fo:border="none"/>
    </style:style>
    <style:style style:name="Tableau7.B3" style:family="table-cell">
      <style:table-cell-properties fo:padding="0.097cm" fo:border-left="0.002cm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none" fo:border-right="none" fo:border-top="0.002cm solid #000000" fo:border-bottom="none"/>
    </style:style>
    <style:style style:name="Tableau8.B2" style:family="table-cell">
      <style:table-cell-properties fo:padding="0.097cm" fo:border-left="0.002cm solid #000000" fo:border-right="none" fo:border-top="0.002cm solid #000000" fo:border-bottom="none"/>
    </style:style>
    <style:style style:name="Tableau8.A3" style:family="table-cell">
      <style:table-cell-properties fo:padding="0.097cm" fo:border="none"/>
    </style:style>
    <style:style style:name="Tableau8.B3" style:family="table-cell">
      <style:table-cell-properties fo:padding="0.097cm" fo:border-left="0.002cm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none" fo:border-right="none" fo:border-top="0.002cm solid #000000" fo:border-bottom="none"/>
    </style:style>
    <style:style style:name="Tableau9.B2" style:family="table-cell">
      <style:table-cell-properties fo:padding="0.097cm" fo:border-left="0.002cm solid #000000" fo:border-right="none" fo:border-top="0.002cm solid #000000" fo:border-bottom="none"/>
    </style:style>
    <style:style style:name="Tableau9.A3" style:family="table-cell">
      <style:table-cell-properties fo:padding="0.097cm" fo:border="none"/>
    </style:style>
    <style:style style:name="Tableau9.B3" style:family="table-cell">
      <style:table-cell-properties fo:padding="0.097cm" fo:border-left="0.002cm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none" fo:border-right="none" fo:border-top="0.002cm solid #000000" fo:border-bottom="none"/>
    </style:style>
    <style:style style:name="Tableau10.B2" style:family="table-cell">
      <style:table-cell-properties fo:padding="0.097cm" fo:border-left="0.002cm solid #000000" fo:border-right="none" fo:border-top="0.002cm solid #000000" fo:border-bottom="none"/>
    </style:style>
    <style:style style:name="Tableau10.A3" style:family="table-cell">
      <style:table-cell-properties fo:padding="0.097cm" fo:border="none"/>
    </style:style>
    <style:style style:name="Tableau10.B3" style:family="table-cell">
      <style:table-cell-properties fo:padding="0.097cm" fo:border-left="0.002cm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left="0.002cm solid #000000" fo:border-right="none" fo:border-top="0.002cm solid #000000" fo:border-bottom="0.002cm solid #000000"/>
    </style:style>
    <style:style style:name="Tableau13.D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02cm solid #000000" fo:border-right="none" fo:border-top="0.002cm solid #000000" fo:border-bottom="0.002cm solid #000000"/>
    </style:style>
    <style:style style:name="Tableau12.F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C3"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02cm solid #000000" fo:border-right="none" fo:border-top="0.002cm solid #000000" fo:border-bottom="0.002cm solid #000000"/>
    </style:style>
    <style:style style:name="Tableau15.E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E2" style:family="table-cell" style:data-style-name="N0">
      <style:table-cell-properties fo:padding="0.097cm" fo:border-left="0.002cm solid #000000" fo:border-right="0.002cm solid #000000" fo:border-top="none" fo:border-bottom="0.002cm solid #000000"/>
    </style:style>
    <style:style style:name="Tableau15.E3"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3"/>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4"/>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31"/>
    <style:style style:name="P46" style:family="paragraph" style:parent-style-name="Standard" style:list-style-name="L20">
      <style:paragraph-properties fo:margin-left="0.026cm" fo:margin-right="0cm" fo:text-align="start" style:justify-single-word="false" fo:text-indent="-0.026cm" style:auto-text-indent="false">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5">
      <style:paragraph-properties>
        <style:tab-stops>
          <style:tab-stop style:position="15.004cm" style:type="right" style:leader-style="dotted" style:leader-text="."/>
        </style:tab-stops>
      </style:paragraph-properties>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3" style:list-style-name=""/>
    <style:style style:name="P52" style:family="paragraph" style:parent-style-name="Heading_20_2">
      <style:paragraph-properties fo:break-before="page"/>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13"/>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3">
      <style:paragraph-properties fo:margin-top="0cm" fo:margin-bottom="0cm"/>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4">
      <style:paragraph-properties>
        <style:tab-stops>
          <style:tab-stop style:position="15.503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7"><text:a xlink:type="simple" xlink:href="#__RefHeading__3837_369900646" text:style-name="Internet_20_link" text:visited-style-name="Internet_20_link">Préface</text:a><text:tab/>6</text:p>
          <text:p text:style-name="P47"><text:a xlink:type="simple" xlink:href="#__RefHeading__3186_1659357091" text:style-name="Internet_20_link" text:visited-style-name="Internet_20_link">Introduction</text:a><text:tab/>7</text:p>
          <text:p text:style-name="P47"><text:a xlink:type="simple" xlink:href="#__RefHeading__3188_1659357091" text:style-name="Internet_20_link" text:visited-style-name="Internet_20_link">Installation</text:a><text:tab/>8</text:p>
          <text:p text:style-name="P72"><text:a xlink:type="simple" xlink:href="#__RefHeading__5024_884180951" text:style-name="Internet_20_link" text:visited-style-name="Internet_20_link"><text:s/>1.Sur une plateforme libre (Linux...)</text:a><text:tab/>9</text:p>
          <text:p text:style-name="P72"><text:a xlink:type="simple" xlink:href="#__RefHeading__3192_1659357091" text:style-name="Internet_20_link" text:visited-style-name="Internet_20_link"><text:s/>2.Windows</text:a><text:tab/>9</text:p>
          <text:p text:style-name="P47"><text:a xlink:type="simple" xlink:href="#__RefHeading__5616_369900646" text:style-name="Internet_20_link" text:visited-style-name="Internet_20_link">La Comptabilité, la gestion</text:a><text:tab/>10</text:p>
          <text:p text:style-name="P72"><text:a xlink:type="simple" xlink:href="#__RefHeading__3196_1659357091" text:style-name="Internet_20_link" text:visited-style-name="Internet_20_link"><text:s/>1.Définition des termes</text:a><text:tab/>11</text:p>
          <text:p text:style-name="P72"><text:a xlink:type="simple" xlink:href="#__RefHeading__3198_1659357091" text:style-name="Internet_20_link" text:visited-style-name="Internet_20_link"><text:s/>2.Logiciel de comptabilité ou de gestion ?</text:a><text:tab/>11</text:p>
          <text:p text:style-name="P72"><text:a xlink:type="simple" xlink:href="#__RefHeading__3202_1659357091" text:style-name="Internet_20_link" text:visited-style-name="Internet_20_link"><text:s/>3.Mémento de comptabilité</text:a><text:tab/>12</text:p>
          <text:p text:style-name="P74"><text:a xlink:type="simple" xlink:href="#__RefHeading__3204_1659357091" text:style-name="Internet_20_link" text:visited-style-name="Internet_20_link"><text:s/>1.Introduction<text:tab/>12</text:a></text:p>
          <text:p text:style-name="P74"><text:a xlink:type="simple" xlink:href="#__RefHeading__3206_1659357091" text:style-name="Internet_20_link" text:visited-style-name="Internet_20_link"><text:s/>2.Le Bilan<text:tab/>12</text:a></text:p>
          <text:p text:style-name="P74"><text:a xlink:type="simple" xlink:href="#__RefHeading__3208_1659357091" text:style-name="Internet_20_link" text:visited-style-name="Internet_20_link"><text:s/>3.Les comptes actifs / passifs<text:tab/>12</text:a></text:p>
          <text:p text:style-name="P74"><text:a xlink:type="simple" xlink:href="#__RefHeading__3210_1659357091" text:style-name="Internet_20_link" text:visited-style-name="Internet_20_link"><text:s/>4.Les comptes de résultats<text:tab/>13</text:a></text:p>
          <text:p text:style-name="P73"><text:a xlink:type="simple" xlink:href="#__RefHeading__7923_47197458" text:style-name="Internet_20_link" text:visited-style-name="Internet_20_link"><text:s/>1.Les charges<text:tab/>13</text:a></text:p>
          <text:p text:style-name="P73"><text:a xlink:type="simple" xlink:href="#__RefHeading__7925_47197458" text:style-name="Internet_20_link" text:visited-style-name="Internet_20_link"><text:s/>2.Les produits<text:tab/>13</text:a></text:p>
          <text:p text:style-name="P73"><text:a xlink:type="simple" xlink:href="#__RefHeading__7927_47197458" text:style-name="Internet_20_link" text:visited-style-name="Internet_20_link"><text:s/>3.Les pièces justificatives<text:tab/>13</text:a></text:p>
          <text:p text:style-name="P72"><text:a xlink:type="simple" xlink:href="#__RefHeading__3212_1659357091" text:style-name="Internet_20_link" text:visited-style-name="Internet_20_link"><text:s/>4.Belgique Fiscalité, TVA</text:a><text:tab/>13</text:p>
          <text:p text:style-name="P73"><text:a xlink:type="simple" xlink:href="#__RefHeading__7929_47197458" text:style-name="Internet_20_link" text:visited-style-name="Internet_20_link"><text:s/>1.Déclaration TVA<text:tab/>14</text:a></text:p>
          <text:p text:style-name="P73"><text:a xlink:type="simple" xlink:href="#__RefHeading__7931_47197458" text:style-name="Internet_20_link" text:visited-style-name="Internet_20_link"><text:s/>2.Opérations comptables pour la TVA<text:tab/>14</text:a></text:p>
          <text:p text:style-name="P48"><text:a xlink:type="simple" xlink:href="#__RefHeading__8245_47197458" text:style-name="Internet_20_link" text:visited-style-name="Internet_20_link"><text:s/>1.Avance TVA<text:tab/>14</text:a></text:p>
          <text:p text:style-name="P48"><text:a xlink:type="simple" xlink:href="#__RefHeading__8247_47197458" text:style-name="Internet_20_link" text:visited-style-name="Internet_20_link"><text:s/>2.Déclaration TVA<text:tab/>14</text:a></text:p>
          <text:p text:style-name="P48"><text:a xlink:type="simple" xlink:href="#__RefHeading__8249_47197458" text:style-name="Internet_20_link" text:visited-style-name="Internet_20_link"><text:s/>3.Réception Récapitulatif de la TVA<text:tab/>15</text:a></text:p>
          <text:p text:style-name="P48"><text:a xlink:type="simple" xlink:href="#__RefHeading__8251_47197458" text:style-name="Internet_20_link" text:visited-style-name="Internet_20_link"><text:s/>4.Paiement TVA<text:tab/>15</text:a></text:p>
          <text:p text:style-name="P73"><text:a xlink:type="simple" xlink:href="#__RefHeading__7933_47197458" text:style-name="Internet_20_link" text:visited-style-name="Internet_20_link"><text:s/>3.Déclaration Assujetti TVA<text:tab/>15</text:a></text:p>
          <text:p text:style-name="P74"><text:a xlink:type="simple" xlink:href="#__RefHeading__3214_1659357091" text:style-name="Internet_20_link" text:visited-style-name="Internet_20_link"><text:s/>2.Fiscalité Belgique : Impôts<text:tab/>15</text:a></text:p>
          <text:p text:style-name="P73"><text:a xlink:type="simple" xlink:href="#__RefHeading__7935_47197458" text:style-name="Internet_20_link" text:visited-style-name="Internet_20_link"><text:s/>1.Pendant l'exercice<text:tab/>15</text:a></text:p>
          <text:p text:style-name="P73"><text:a xlink:type="simple" xlink:href="#__RefHeading__7937_47197458" text:style-name="Internet_20_link" text:visited-style-name="Internet_20_link"><text:s/>2.Fin d'exercice<text:tab/>15</text:a></text:p>
          <text:p text:style-name="P48"><text:a xlink:type="simple" xlink:href="#__RefHeading__8253_47197458" text:style-name="Internet_20_link" text:visited-style-name="Internet_20_link"><text:s/>1.Remboursement d'impôt:<text:tab/>15</text:a></text:p>
          <text:p text:style-name="P48"><text:a xlink:type="simple" xlink:href="#__RefHeading__8255_47197458" text:style-name="Internet_20_link" text:visited-style-name="Internet_20_link"><text:s/>2.Dette envers l'impôt<text:tab/>15</text:a></text:p>
          <text:p text:style-name="P73"><text:a xlink:type="simple" xlink:href="#__RefHeading__7939_47197458" text:style-name="Internet_20_link" text:visited-style-name="Internet_20_link"><text:s/>3.L'année suivante<text:tab/>15</text:a></text:p>
          <text:p text:style-name="P48"><text:a xlink:type="simple" xlink:href="#__RefHeading__8257_47197458" text:style-name="Internet_20_link" text:visited-style-name="Internet_20_link"><text:s/>1.Premier cas, vous pensez avoir une créance.<text:tab/>15</text:a></text:p>
          <text:p text:style-name="P48"><text:a xlink:type="simple" xlink:href="#__RefHeading__8259_47197458" text:style-name="Internet_20_link" text:visited-style-name="Internet_20_link"><text:s/>2.Second cas, vous pensez avoir une dette fiscale<text:tab/>16</text:a></text:p>
          <text:p text:style-name="P48"><text:a xlink:type="simple" xlink:href="#__RefHeading__8261_47197458" text:style-name="Internet_20_link" text:visited-style-name="Internet_20_link"><text:s/>3.Vous avez correctement évalué votre dette fiscale.<text:tab/>16</text:a></text:p>
          <text:p text:style-name="P74"><text:a xlink:type="simple" xlink:href="#__RefHeading__3216_1659357091" text:style-name="Internet_20_link" text:visited-style-name="Internet_20_link"><text:s/>3.Fiscalité France<text:tab/>17</text:a></text:p>
          <text:p text:style-name="P74"><text:a xlink:type="simple" xlink:href="#__RefHeading__3218_1659357091" text:style-name="Internet_20_link" text:visited-style-name="Internet_20_link"><text:s/>4.Écriture de fin d'exercice comptable (Belgique)<text:tab/>17</text:a></text:p>
          <text:p text:style-name="P73"><text:a xlink:type="simple" xlink:href="#__RefHeading__7941_47197458" text:style-name="Internet_20_link" text:visited-style-name="Internet_20_link"><text:s/>1.Les amortissements<text:tab/>17</text:a></text:p>
          <text:p text:style-name="P73"><text:a xlink:type="simple" xlink:href="#__RefHeading__7943_47197458" text:style-name="Internet_20_link" text:visited-style-name="Internet_20_link"><text:s/>2.Les dépenses non admises<text:tab/>18</text:a></text:p>
          <text:p text:style-name="P73"><text:a xlink:type="simple" xlink:href="#__RefHeading__7945_47197458" text:style-name="Internet_20_link" text:visited-style-name="Internet_20_link"><text:s/>3.Reclassement des Charges, Produits et Dettes<text:tab/>18</text:a></text:p>
          <text:p text:style-name="P73"><text:a xlink:type="simple" xlink:href="#__RefHeading__7947_47197458" text:style-name="Internet_20_link" text:visited-style-name="Internet_20_link"><text:s/>4.Les variations de stocks<text:tab/>19</text:a></text:p>
          <text:p text:style-name="P73"><text:a xlink:type="simple" xlink:href="#__RefHeading__7949_47197458" text:style-name="Internet_20_link" text:visited-style-name="Internet_20_link"><text:s/>5.Compte de l'exploitant<text:tab/>19</text:a></text:p>
          <text:p text:style-name="P73"><text:a xlink:type="simple" xlink:href="#__RefHeading__7951_47197458" text:style-name="Internet_20_link" text:visited-style-name="Internet_20_link"><text:s/>6.Affectation du résultat<text:tab/>19</text:a></text:p>
          <text:p text:style-name="P74"><text:a xlink:type="simple" xlink:href="#__RefHeading__3220_1659357091" text:style-name="Internet_20_link" text:visited-style-name="Internet_20_link"><text:s/>5.Salaire et Compte de gérant<text:tab/>19</text:a></text:p>
          <text:p text:style-name="P47"><text:a xlink:type="simple" xlink:href="#__RefHeading__5618_369900646" text:style-name="Internet_20_link" text:visited-style-name="Internet_20_link">Dossier et utilisateurs</text:a><text:tab/>20</text:p>
          <text:p text:style-name="P72"><text:a xlink:type="simple" xlink:href="#__RefHeading__3232_1659357091" text:style-name="Internet_20_link" text:visited-style-name="Internet_20_link"><text:s/>1.Création de dossier</text:a><text:tab/>21</text:p>
          <text:p text:style-name="P72"><text:a xlink:type="simple" xlink:href="#__RefHeading__3234_1659357091" text:style-name="Internet_20_link" text:visited-style-name="Internet_20_link"><text:s/>2.Création de modèle</text:a><text:tab/>21</text:p>
          <text:p text:style-name="P72"><text:a xlink:type="simple" xlink:href="#__RefHeading__3236_1659357091" text:style-name="Internet_20_link" text:visited-style-name="Internet_20_link"><text:s/>3.Création d'utilisateur</text:a><text:tab/>21</text:p>
          <text:p text:style-name="P72"><text:a xlink:type="simple" xlink:href="#__RefHeading__4679_582248475" text:style-name="Internet_20_link" text:visited-style-name="Internet_20_link"><text:s/>4.Profil CFGPRO</text:a><text:tab/>21</text:p>
          <text:p text:style-name="P72"><text:a xlink:type="simple" xlink:href="#__RefHeading__4681_582248475" text:style-name="Internet_20_link" text:visited-style-name="Internet_20_link"><text:s/>5.Menu CFGMENU</text:a><text:tab/>21</text:p>
          <text:p text:style-name="P72"><text:a xlink:type="simple" xlink:href="#__RefHeading__3238_1659357091" text:style-name="Internet_20_link" text:visited-style-name="Internet_20_link"><text:s/>6.Backup</text:a><text:tab/>22</text:p>
          <text:p text:style-name="P72"><text:a xlink:type="simple" xlink:href="#__RefHeading__3240_1659357091" text:style-name="Internet_20_link" text:visited-style-name="Internet_20_link"><text:s/>7.Restaure</text:a><text:tab/>22</text:p>
          <text:p text:style-name="P72"><text:a xlink:type="simple" xlink:href="#__RefHeading__3841_369900646" text:style-name="Internet_20_link" text:visited-style-name="Internet_20_link"><text:s/>8.Sécurité <text:s/></text:a><text:tab/>22</text:p>
          <text:p text:style-name="P72"><text:a xlink:type="simple" xlink:href="#__RefHeading__4683_582248475" text:style-name="Internet_20_link" text:visited-style-name="Internet_20_link"><text:s/>9.Audit</text:a><text:tab/>22</text:p>
          <text:p text:style-name="P47"><text:a xlink:type="simple" xlink:href="#__RefHeading__3843_369900646" text:style-name="Internet_20_link" text:visited-style-name="Internet_20_link">Tenir sa comptabilité avec PhpCompta</text:a><text:tab/>24</text:p>
          <text:p text:style-name="P72"><text:a xlink:type="simple" xlink:href="#__RefHeading__3242_1659357091" text:style-name="Internet_20_link" text:visited-style-name="Internet_20_link"><text:s/>1.Principe de base</text:a><text:tab/>25</text:p>
          <text:p text:style-name="P74"><text:soft-page-break/><text:a xlink:type="simple" xlink:href="#__RefHeading__8263_47197458" text:style-name="Internet_20_link" text:visited-style-name="Internet_20_link"><text:s/>1.Qu'est qu'une fiche <text:s/>? <text:tab/>25</text:a></text:p>
          <text:p text:style-name="P74"><text:a xlink:type="simple" xlink:href="#__RefHeading__3244_1659357091" text:style-name="Internet_20_link" text:visited-style-name="Internet_20_link"><text:s/>2.Qu'est-ce le quick code<text:tab/>26</text:a></text:p>
          <text:p text:style-name="P74"><text:a xlink:type="simple" xlink:href="#__RefHeading__3248_1659357091" text:style-name="Internet_20_link" text:visited-style-name="Internet_20_link"><text:s/>3.Ajout ou suppression d'attribut<text:tab/>26</text:a></text:p>
          <text:p text:style-name="P74"><text:a xlink:type="simple" xlink:href="#__RefHeading__3250_1659357091" text:style-name="Internet_20_link" text:visited-style-name="Internet_20_link"><text:s/>4.Création d'une catégorie de fiche<text:tab/>26</text:a></text:p>
          <text:p text:style-name="P74"><text:a xlink:type="simple" xlink:href="#__RefHeading__3252_1659357091" text:style-name="Internet_20_link" text:visited-style-name="Internet_20_link"><text:s/>5.Création d'une fiche<text:tab/>26</text:a></text:p>
          <text:p text:style-name="P74"><text:a xlink:type="simple" xlink:href="#__RefHeading__8265_47197458" text:style-name="Internet_20_link" text:visited-style-name="Internet_20_link"><text:s/>6.Attribut spéciaux : dépenses non admises, pourcentage professionnel...:<text:tab/>27</text:a></text:p>
          <text:p text:style-name="P73"><text:a xlink:type="simple" xlink:href="#__RefHeading__8197_1622107911" text:style-name="Internet_20_link" text:visited-style-name="Internet_20_link"><text:s/>1.Partie fiscalement non déductible <text:tab/>27</text:a></text:p>
          <text:p text:style-name="P73"><text:a xlink:type="simple" xlink:href="#__RefHeading__7953_47197458" text:style-name="Internet_20_link" text:visited-style-name="Internet_20_link"><text:s/>2.Contrepartie pour dépense fiscal. non déd.<text:tab/>27</text:a></text:p>
          <text:p text:style-name="P73"><text:a xlink:type="simple" xlink:href="#__RefHeading__7955_47197458" text:style-name="Internet_20_link" text:visited-style-name="Internet_20_link"><text:s/>3.TVA non déductible même remarque<text:tab/>27</text:a></text:p>
          <text:p text:style-name="P73"><text:a xlink:type="simple" xlink:href="#__RefHeading__7957_47197458" text:style-name="Internet_20_link" text:visited-style-name="Internet_20_link"><text:s/>4.TVA non déductible récupérable par l'impôt <text:tab/>27</text:a></text:p>
          <text:p text:style-name="P73"><text:a xlink:type="simple" xlink:href="#__RefHeading__7959_47197458" text:style-name="Internet_20_link" text:visited-style-name="Internet_20_link"><text:s/>5.Dépense <text:s/>charge du grant (partie privé) <text:s/><text:tab/>27</text:a></text:p>
          <text:p text:style-name="P73"><text:a xlink:type="simple" xlink:href="#__RefHeading__7961_47197458" text:style-name="Internet_20_link" text:visited-style-name="Internet_20_link"><text:s/>6.Contrepartie pour dépense à charge du gérant <text:tab/>27</text:a></text:p>
          <text:p text:style-name="P73"><text:a xlink:type="simple" xlink:href="#__RefHeading__7963_47197458" text:style-name="Internet_20_link" text:visited-style-name="Internet_20_link"><text:s/>7.Prix de vente<text:tab/>27</text:a></text:p>
          <text:p text:style-name="P73"><text:a xlink:type="simple" xlink:href="#__RefHeading__7965_47197458" text:style-name="Internet_20_link" text:visited-style-name="Internet_20_link"><text:s/>8.Prix d'achat <text:tab/>27</text:a></text:p>
          <text:p text:style-name="P74"><text:a xlink:type="simple" xlink:href="#__RefHeading__8267_47197458" text:style-name="Internet_20_link" text:visited-style-name="Internet_20_link"><text:s/>7.Poste comptable<text:tab/>27</text:a></text:p>
          <text:p text:style-name="P74"><text:a xlink:type="simple" xlink:href="#__RefHeading__8269_47197458" text:style-name="Internet_20_link" text:visited-style-name="Internet_20_link"><text:s/>8.Plusieurs postes comptables<text:tab/>28</text:a></text:p>
          <text:p text:style-name="P72"><text:a xlink:type="simple" xlink:href="#__RefHeading__4629_369900646" text:style-name="Internet_20_link" text:visited-style-name="Internet_20_link"><text:s/>2.Paramétrage des dossiers</text:a><text:tab/>28</text:p>
          <text:p text:style-name="P74"><text:a xlink:type="simple" xlink:href="#__RefHeading__3308_1659357091" text:style-name="Internet_20_link" text:visited-style-name="Internet_20_link"><text:s/>1.Société<text:tab/>29</text:a></text:p>
          <text:p text:style-name="P73"><text:a xlink:type="simple" xlink:href="#__RefHeading__7967_47197458" text:style-name="Internet_20_link" text:visited-style-name="Internet_20_link"><text:s/>1.Comptabilité analytique : valeur possible<text:tab/>29</text:a></text:p>
          <text:p text:style-name="P73"><text:a xlink:type="simple" xlink:href="#__RefHeading__7969_47197458" text:style-name="Internet_20_link" text:visited-style-name="Internet_20_link"><text:s/>2.Mode Strict<text:tab/>29</text:a></text:p>
          <text:p text:style-name="P73"><text:a xlink:type="simple" xlink:href="#__RefHeading__7971_47197458" text:style-name="Internet_20_link" text:visited-style-name="Internet_20_link"><text:s/>3.Assujetti à la TVA<text:tab/>29</text:a></text:p>
          <text:p text:style-name="P73"><text:a xlink:type="simple" xlink:href="#__RefHeading__7973_47197458" text:style-name="Internet_20_link" text:visited-style-name="Internet_20_link"><text:s/>4.Suggérer le numéro de pièce justificative<text:tab/>29</text:a></text:p>
          <text:p text:style-name="P73"><text:a xlink:type="simple" xlink:href="#__RefHeading__7975_47197458" text:style-name="Internet_20_link" text:visited-style-name="Internet_20_link"><text:s/>5.Utilisez des comptes alphanumériques <text:tab/>29</text:a></text:p>
          <text:p text:style-name="P74"><text:a xlink:type="simple" xlink:href="#__RefHeading__8271_47197458" text:style-name="Internet_20_link" text:visited-style-name="Internet_20_link"><text:s/>2.Période<text:tab/>29</text:a></text:p>
          <text:p text:style-name="P74"><text:a xlink:type="simple" xlink:href="#__RefHeading__3310_1659357091" text:style-name="Internet_20_link" text:visited-style-name="Internet_20_link"><text:s/>3.Divers<text:tab/>29</text:a></text:p>
          <text:p text:style-name="P73"><text:a xlink:type="simple" xlink:href="#__RefHeading__7977_47197458" text:style-name="Internet_20_link" text:visited-style-name="Internet_20_link"><text:s/>1.Moyens de paiement<text:tab/>29</text:a></text:p>
          <text:p text:style-name="P73"><text:a xlink:type="simple" xlink:href="#__RefHeading__7979_47197458" text:style-name="Internet_20_link" text:visited-style-name="Internet_20_link"><text:s/>2.TVA<text:tab/>30</text:a></text:p>
          <text:p text:style-name="P73"><text:a xlink:type="simple" xlink:href="#__RefHeading__7981_47197458" text:style-name="Internet_20_link" text:visited-style-name="Internet_20_link"><text:s/>3.Poste Comptable<text:tab/>30</text:a></text:p>
          <text:p text:style-name="P73"><text:a xlink:type="simple" xlink:href="#__RefHeading__7983_47197458" text:style-name="Internet_20_link" text:visited-style-name="Internet_20_link"><text:s/>4.Catégorie de fiche<text:tab/>30</text:a></text:p>
          <text:p text:style-name="P73"><text:a xlink:type="simple" xlink:href="#__RefHeading__7985_47197458" text:style-name="Internet_20_link" text:visited-style-name="Internet_20_link"><text:s/>5.Catégorie de document <text:tab/>30</text:a></text:p>
          <text:p text:style-name="P74"><text:a xlink:type="simple" xlink:href="#__RefHeading__3312_1659357091" text:style-name="Internet_20_link" text:visited-style-name="Internet_20_link"><text:s/>4.Sécurité <text:tab/>30</text:a></text:p>
          <text:p text:style-name="P48"><text:a xlink:type="simple" xlink:href="#__RefHeading__8273_47197458" text:style-name="Internet_20_link" text:visited-style-name="Internet_20_link"><text:s/>1.Les journaux<text:tab/>31</text:a></text:p>
          <text:p text:style-name="P48"><text:a xlink:type="simple" xlink:href="#__RefHeading__8275_47197458" text:style-name="Internet_20_link" text:visited-style-name="Internet_20_link"><text:s/>2.Les actions<text:tab/>31</text:a></text:p>
          <text:p text:style-name="P74"><text:a xlink:type="simple" xlink:href="#__RefHeading__3314_1659357091" text:style-name="Internet_20_link" text:visited-style-name="Internet_20_link"><text:s/>5.Document- génération de document<text:tab/>31</text:a></text:p>
          <text:p text:style-name="P74"><text:a xlink:type="simple" xlink:href="#__RefHeading__3316_1659357091" text:style-name="Internet_20_link" text:visited-style-name="Internet_20_link"><text:s/>6.Journaux<text:tab/>33</text:a></text:p>
          <text:p text:style-name="P72"><text:a xlink:type="simple" xlink:href="#__RefHeading__3266_1659357091" text:style-name="Internet_20_link" text:visited-style-name="Internet_20_link"><text:s/>3.Comptabilité</text:a><text:tab/>33</text:p>
          <text:p text:style-name="P74"><text:a xlink:type="simple" xlink:href="#__RefHeading__8277_47197458" text:style-name="Internet_20_link" text:visited-style-name="Internet_20_link"><text:s/>1.Les numéros de Pièces Justificatives<text:tab/>34</text:a></text:p>
          <text:p text:style-name="P74"><text:a xlink:type="simple" xlink:href="#__RefHeading__8279_47197458" text:style-name="Internet_20_link" text:visited-style-name="Internet_20_link"><text:s/>2.Vente ou Journal des Recettes<text:tab/>34</text:a></text:p>
          <text:p text:style-name="P74"><text:a xlink:type="simple" xlink:href="#__RefHeading__8281_47197458" text:style-name="Internet_20_link" text:visited-style-name="Internet_20_link"><text:s/>3.Dépense ou Journal des Achats<text:tab/>35</text:a></text:p>
          <text:p text:style-name="P74"><text:a xlink:type="simple" xlink:href="#__RefHeading__8283_47197458" text:style-name="Internet_20_link" text:visited-style-name="Internet_20_link"><text:s/>4.Financier ou Journal Financier<text:tab/>35</text:a></text:p>
          <text:p text:style-name="P74"><text:a xlink:type="simple" xlink:href="#__RefHeading__8285_47197458" text:style-name="Internet_20_link" text:visited-style-name="Internet_20_link"><text:s/>5.Les rapprochements bancaires<text:tab/>35</text:a></text:p>
          <text:p text:style-name="P74"><text:a xlink:type="simple" xlink:href="#__RefHeading__8287_47197458" text:style-name="Internet_20_link" text:visited-style-name="Internet_20_link"><text:s/>6.Journal des Opérations diverses<text:tab/>36</text:a></text:p>
          <text:p text:style-name="P74"><text:a xlink:type="simple" xlink:href="#__RefHeading__8289_47197458" text:style-name="Internet_20_link" text:visited-style-name="Internet_20_link"><text:s/>7.Cas particuliers<text:tab/>36</text:a></text:p>
          <text:p text:style-name="P72"><text:a xlink:type="simple" xlink:href="#__RefHeading__3268_1659357091" text:style-name="Internet_20_link" text:visited-style-name="Internet_20_link"><text:s/>4.Schéma d'écriture</text:a><text:tab/>37</text:p>
          <text:p text:style-name="P74"><text:a xlink:type="simple" xlink:href="#__RefHeading__8291_47197458" text:style-name="Internet_20_link" text:visited-style-name="Internet_20_link"><text:s/>1.Facture de vente<text:tab/>37</text:a></text:p>
          <text:p text:style-name="P74"><text:a xlink:type="simple" xlink:href="#__RefHeading__8293_47197458" text:style-name="Internet_20_link" text:visited-style-name="Internet_20_link"><text:s/>2.Facture d'achat<text:tab/>37</text:a></text:p>
          <text:p text:style-name="P74"><text:a xlink:type="simple" xlink:href="#__RefHeading__8295_47197458" text:style-name="Internet_20_link" text:visited-style-name="Internet_20_link"><text:s/>3.Banque<text:tab/>38</text:a></text:p>
          <text:p text:style-name="P73"><text:a xlink:type="simple" xlink:href="#__RefHeading__7987_47197458" text:style-name="Internet_20_link" text:visited-style-name="Internet_20_link"><text:s/>1.Encaissements<text:tab/>38</text:a></text:p>
          <text:p text:style-name="P73"><text:a xlink:type="simple" xlink:href="#__RefHeading__7989_47197458" text:style-name="Internet_20_link" text:visited-style-name="Internet_20_link"><text:s/>2.Décaissement<text:tab/>39</text:a></text:p>
          <text:p text:style-name="P73"><text:a xlink:type="simple" xlink:href="#__RefHeading__7991_47197458" text:style-name="Internet_20_link" text:visited-style-name="Internet_20_link"><text:s/>3.Paiement d'un chèque émis<text:tab/>39</text:a></text:p>
          <text:p text:style-name="P73"><text:a xlink:type="simple" xlink:href="#__RefHeading__7993_47197458" text:style-name="Internet_20_link" text:visited-style-name="Internet_20_link"><text:s/>4.Paiement d'un chèque reçu<text:tab/>39</text:a></text:p>
          <text:p text:style-name="P73"><text:a xlink:type="simple" xlink:href="#__RefHeading__7995_47197458" text:style-name="Internet_20_link" text:visited-style-name="Internet_20_link"><text:s/>5.Virement entre deux comptes en banque de votre société<text:tab/>39</text:a></text:p>
          <text:p text:style-name="P72"><text:a xlink:type="simple" xlink:href="#__RefHeading__33633829" text:style-name="Internet_20_link" text:visited-style-name="Internet_20_link"><text:s/>5.Les rapports</text:a><text:tab/>40</text:p>
          <text:p text:style-name="P74"><text:a xlink:type="simple" xlink:href="#__RefHeading__3254_1659357091" text:style-name="Internet_20_link" text:visited-style-name="Internet_20_link"><text:s/>1.Introduction<text:tab/>40</text:a></text:p>
          <text:p text:style-name="P74"><text:a xlink:type="simple" xlink:href="#__RefHeading__3256_1659357091" text:style-name="Internet_20_link" text:visited-style-name="Internet_20_link"><text:s/>2.Création<text:tab/>40</text:a></text:p>
          <text:p text:style-name="P73"><text:a xlink:type="simple" xlink:href="#__RefHeading__7997_47197458" text:style-name="Internet_20_link" text:visited-style-name="Internet_20_link"><text:s/>1.Syntaxe<text:tab/>40</text:a></text:p>
          <text:p text:style-name="P48"><text:a xlink:type="simple" xlink:href="#__RefHeading__8297_47197458" text:style-name="Internet_20_link" text:visited-style-name="Internet_20_link"><text:s/>1.Dans la colonne formules<text:tab/>40</text:a></text:p>
          <text:p text:style-name="P48"><text:a xlink:type="simple" xlink:href="#__RefHeading__8299_47197458" text:style-name="Internet_20_link" text:visited-style-name="Internet_20_link"><text:s/>2.Dans la colonne texte<text:tab/>41</text:a></text:p>
          <text:p text:style-name="P74"><text:a xlink:type="simple" xlink:href="#__RefHeading__3258_1659357091" text:style-name="Internet_20_link" text:visited-style-name="Internet_20_link"><text:s/>3.Utilisation <text:tab/>41</text:a></text:p>
          <text:p text:style-name="P72"><text:a xlink:type="simple" xlink:href="#__RefHeading__3260_1659357091" text:style-name="Internet_20_link" text:visited-style-name="Internet_20_link"><text:s/>6.Gestion de stock</text:a><text:tab/>41</text:p>
          <text:p text:style-name="P74"><text:soft-page-break/><text:a xlink:type="simple" xlink:href="#__RefHeading__4835_884180951" text:style-name="Internet_20_link" text:visited-style-name="Internet_20_link"><text:s/>1.Configurer les fiches<text:tab/>42</text:a></text:p>
          <text:p text:style-name="P74"><text:a xlink:type="simple" xlink:href="#__RefHeading__8301_47197458" text:style-name="Internet_20_link" text:visited-style-name="Internet_20_link"><text:s/>2.Premier cas: une marchandise achetée=une marchandise vendue<text:tab/>42</text:a></text:p>
          <text:p text:style-name="P74"><text:a xlink:type="simple" xlink:href="#__RefHeading__8303_47197458" text:style-name="Internet_20_link" text:visited-style-name="Internet_20_link"><text:s/>3.Second cas: uniquement à l'achat<text:tab/>42</text:a></text:p>
          <text:p text:style-name="P74"><text:a xlink:type="simple" xlink:href="#__RefHeading__8305_47197458" text:style-name="Internet_20_link" text:visited-style-name="Internet_20_link"><text:s/>4.Plusieurs fiches pour un même stock<text:tab/>43</text:a></text:p>
          <text:p text:style-name="P72"><text:a xlink:type="simple" xlink:href="#__RefHeading__3270_1659357091" text:style-name="Internet_20_link" text:visited-style-name="Internet_20_link"><text:s/>7.Recherche &amp; historique</text:a><text:tab/>43</text:p>
          <text:p text:style-name="P72"><text:a xlink:type="simple" xlink:href="#__RefHeading__3274_1659357091" text:style-name="Internet_20_link" text:visited-style-name="Internet_20_link"><text:s/>8.Rapprochement - réconciliation</text:a><text:tab/>43</text:p>
          <text:p text:style-name="P72"><text:a xlink:type="simple" xlink:href="#__RefHeading__3276_1659357091" text:style-name="Internet_20_link" text:visited-style-name="Internet_20_link"><text:s/>9.Le Lettrage</text:a><text:tab/>43</text:p>
          <text:p text:style-name="P72"><text:a xlink:type="simple" xlink:href="#__RefHeading__34602514" text:style-name="Internet_20_link" text:visited-style-name="Internet_20_link"><text:s/>10.Impression</text:a><text:tab/>44</text:p>
          <text:p text:style-name="P74"><text:a xlink:type="simple" xlink:href="#__RefHeading__8307_47197458" text:style-name="Internet_20_link" text:visited-style-name="Internet_20_link"><text:s/>1.Journaux<text:tab/>44</text:a></text:p>
          <text:p text:style-name="P74"><text:a xlink:type="simple" xlink:href="#__RefHeading__8309_47197458" text:style-name="Internet_20_link" text:visited-style-name="Internet_20_link"><text:s/>2.Poste<text:tab/>44</text:a></text:p>
          <text:p text:style-name="P74"><text:a xlink:type="simple" xlink:href="#__RefHeading__8311_47197458" text:style-name="Internet_20_link" text:visited-style-name="Internet_20_link"><text:s/>3.Catégorie de fiches<text:tab/>44</text:a></text:p>
          <text:p text:style-name="P74"><text:a xlink:type="simple" xlink:href="#__RefHeading__33626684" text:style-name="Internet_20_link" text:visited-style-name="Internet_20_link"><text:s/>4.Les Rapports<text:tab/>44</text:a></text:p>
          <text:p text:style-name="P74"><text:a xlink:type="simple" xlink:href="#__RefHeading__8313_47197458" text:style-name="Internet_20_link" text:visited-style-name="Internet_20_link"><text:s/>5.Balance des comptes<text:tab/>45</text:a></text:p>
          <text:p text:style-name="P74"><text:a xlink:type="simple" xlink:href="#__RefHeading__8315_47197458" text:style-name="Internet_20_link" text:visited-style-name="Internet_20_link"><text:s/>6.Bilan<text:tab/>45</text:a></text:p>
          <text:p text:style-name="P74"><text:a xlink:type="simple" xlink:href="#__RefHeading__8317_47197458" text:style-name="Internet_20_link" text:visited-style-name="Internet_20_link"><text:s/>7.Rapprochement<text:tab/>45</text:a></text:p>
          <text:p text:style-name="P72"><text:a xlink:type="simple" xlink:href="#__RefHeading__3278_1659357091" text:style-name="Internet_20_link" text:visited-style-name="Internet_20_link"><text:s/>11.Avancé</text:a><text:tab/>45</text:p>
          <text:p text:style-name="P74"><text:a xlink:type="simple" xlink:href="#__RefHeading__8319_47197458" text:style-name="Internet_20_link" text:visited-style-name="Internet_20_link"><text:s/>1.Écritures définies<text:tab/>45</text:a></text:p>
          <text:p text:style-name="P74"><text:a xlink:type="simple" xlink:href="#__RefHeading__8321_47197458" text:style-name="Internet_20_link" text:visited-style-name="Internet_20_link"><text:s/>2.Plan Comptable<text:tab/>45</text:a></text:p>
          <text:p text:style-name="P74"><text:a xlink:type="simple" xlink:href="#__RefHeading__8323_47197458" text:style-name="Internet_20_link" text:visited-style-name="Internet_20_link"><text:s/>3.Rapport<text:tab/>46</text:a></text:p>
          <text:p text:style-name="P74"><text:a xlink:type="simple" xlink:href="#__RefHeading__8325_47197458" text:style-name="Internet_20_link" text:visited-style-name="Internet_20_link"><text:s/>4.Import Banque<text:tab/>46</text:a></text:p>
          <text:p text:style-name="P74"><text:a xlink:type="simple" xlink:href="#__RefHeading__8327_47197458" text:style-name="Internet_20_link" text:visited-style-name="Internet_20_link"><text:s/>5.Écriture d'ouverture<text:tab/>46</text:a></text:p>
          <text:p text:style-name="P72"><text:a xlink:type="simple" xlink:href="#__RefHeading__3280_1659357091" text:style-name="Internet_20_link" text:visited-style-name="Internet_20_link"><text:s/>12.Le module de gestion</text:a><text:tab/>46</text:p>
          <text:p text:style-name="P74"><text:a xlink:type="simple" xlink:href="#__RefHeading__3282_1659357091" text:style-name="Internet_20_link" text:visited-style-name="Internet_20_link"><text:s/>1.Menu : clients<text:tab/>46</text:a></text:p>
          <text:p text:style-name="P74"><text:a xlink:type="simple" xlink:href="#__RefHeading__3284_1659357091" text:style-name="Internet_20_link" text:visited-style-name="Internet_20_link"><text:s/>2.Menu Fournisseur<text:tab/>47</text:a></text:p>
          <text:p text:style-name="P74"><text:a xlink:type="simple" xlink:href="#__RefHeading__3286_1659357091" text:style-name="Internet_20_link" text:visited-style-name="Internet_20_link"><text:s/>3.Administration<text:tab/>47</text:a></text:p>
          <text:p text:style-name="P74"><text:a xlink:type="simple" xlink:href="#__RefHeading__3290_1659357091" text:style-name="Internet_20_link" text:visited-style-name="Internet_20_link"><text:s/>4.Prévisions<text:tab/>47</text:a></text:p>
          <text:p text:style-name="P73"><text:a xlink:type="simple" xlink:href="#__RefHeading__7999_47197458" text:style-name="Internet_20_link" text:visited-style-name="Internet_20_link"><text:s/>1.Ajoutez une prévision<text:tab/>47</text:a></text:p>
          <text:p text:style-name="P74"><text:a xlink:type="simple" xlink:href="#__RefHeading__34562567" text:style-name="Internet_20_link" text:visited-style-name="Internet_20_link"><text:s/>5.Suivi Courrier<text:tab/>47</text:a></text:p>
          <text:p text:style-name="P72"><text:a xlink:type="simple" xlink:href="#__RefHeading__3292_1659357091" text:style-name="Internet_20_link" text:visited-style-name="Internet_20_link"><text:s/>13.Le module de comptabilité analytique</text:a><text:tab/>48</text:p>
          <text:p text:style-name="P74"><text:a xlink:type="simple" xlink:href="#__RefHeading__3294_1659357091" text:style-name="Internet_20_link" text:visited-style-name="Internet_20_link"><text:s/>1.Introduction<text:tab/>48</text:a></text:p>
          <text:p text:style-name="P74"><text:a xlink:type="simple" xlink:href="#__RefHeading__8329_47197458" text:style-name="Internet_20_link" text:visited-style-name="Internet_20_link"><text:s/>2.Explication de la comptabilité analytique<text:tab/>48</text:a></text:p>
          <text:p text:style-name="P74"><text:a xlink:type="simple" xlink:href="#__RefHeading__8331_47197458" text:style-name="Internet_20_link" text:visited-style-name="Internet_20_link"><text:s/>3.Les groupes<text:tab/>50</text:a></text:p>
          <text:p text:style-name="P74"><text:a xlink:type="simple" xlink:href="#__RefHeading__3296_1659357091" text:style-name="Internet_20_link" text:visited-style-name="Internet_20_link"><text:s/>4.Activation de la comptabilité analytique<text:tab/>50</text:a></text:p>
          <text:p text:style-name="P74"><text:a xlink:type="simple" xlink:href="#__RefHeading__3298_1659357091" text:style-name="Internet_20_link" text:visited-style-name="Internet_20_link"><text:s/>5.Plan analytique<text:tab/>50</text:a></text:p>
          <text:p text:style-name="P73"><text:a xlink:type="simple" xlink:href="#__RefHeading__8001_47197458" text:style-name="Internet_20_link" text:visited-style-name="Internet_20_link"><text:s/>1.Ajout d'un plan<text:tab/>50</text:a></text:p>
          <text:p text:style-name="P73"><text:a xlink:type="simple" xlink:href="#__RefHeading__8003_47197458" text:style-name="Internet_20_link" text:visited-style-name="Internet_20_link"><text:s/>2.Ajout de postes<text:tab/>51</text:a></text:p>
          <text:p text:style-name="P74"><text:a xlink:type="simple" xlink:href="#__RefHeading__3300_1659357091" text:style-name="Internet_20_link" text:visited-style-name="Internet_20_link"><text:s/>6.Opérations diverses<text:tab/>51</text:a></text:p>
          <text:p text:style-name="P74"><text:a xlink:type="simple" xlink:href="#__RefHeading__3302_1659357091" text:style-name="Internet_20_link" text:visited-style-name="Internet_20_link"><text:s/>7.Impression<text:tab/>51</text:a></text:p>
          <text:p text:style-name="P73"><text:a xlink:type="simple" xlink:href="#__RefHeading__8005_47197458" text:style-name="Internet_20_link" text:visited-style-name="Internet_20_link"><text:s/>1.Listing<text:tab/>51</text:a></text:p>
          <text:p text:style-name="P73"><text:a xlink:type="simple" xlink:href="#__RefHeading__8007_47197458" text:style-name="Internet_20_link" text:visited-style-name="Internet_20_link"><text:s/>2.Balance simple<text:tab/>51</text:a></text:p>
          <text:p text:style-name="P73"><text:a xlink:type="simple" xlink:href="#__RefHeading__8009_47197458" text:style-name="Internet_20_link" text:visited-style-name="Internet_20_link"><text:s/>3.Balance croisée<text:tab/>51</text:a></text:p>
          <text:p text:style-name="P73"><text:a xlink:type="simple" xlink:href="#__RefHeading__8011_47197458" text:style-name="Internet_20_link" text:visited-style-name="Internet_20_link"><text:s/>4.Tableau<text:tab/>51</text:a></text:p>
          <text:p text:style-name="P74"><text:a xlink:type="simple" xlink:href="#__RefHeading__3304_1659357091" text:style-name="Internet_20_link" text:visited-style-name="Internet_20_link"><text:s/>8.Liaison avec la comptabilité générale<text:tab/>51</text:a></text:p>
          <text:p text:style-name="P73"><text:a xlink:type="simple" xlink:href="#__RefHeading__8013_47197458" text:style-name="Internet_20_link" text:visited-style-name="Internet_20_link">Introduction<text:tab/>51</text:a></text:p>
          <text:p text:style-name="P73"><text:a xlink:type="simple" xlink:href="#__RefHeading__8015_47197458" text:style-name="Internet_20_link" text:visited-style-name="Internet_20_link"><text:s/>1.Journal de ventes, d'achats et d'opérations diverses<text:tab/>51</text:a></text:p>
          <text:p text:style-name="P47"><text:a xlink:type="simple" xlink:href="#__RefHeading__3322_1659357091" text:style-name="Internet_20_link" text:visited-style-name="Internet_20_link">Développement de PhpCompta</text:a><text:tab/>53</text:p>
          <text:p text:style-name="P72"><text:a xlink:type="simple" xlink:href="#__RefHeading__3956_936665047" text:style-name="Internet_20_link" text:visited-style-name="Internet_20_link"><text:s/>1.Adaptation de PhpCompta</text:a><text:tab/>54</text:p>
          <text:p text:style-name="P74"><text:a xlink:type="simple" xlink:href="#__RefHeading__3324_1659357091" text:style-name="Internet_20_link" text:visited-style-name="Internet_20_link"><text:s/>1.Import des banques<text:tab/>54</text:a></text:p>
          <text:p text:style-name="P74"><text:a xlink:type="simple" xlink:href="#__RefHeading__3326_1659357091" text:style-name="Internet_20_link" text:visited-style-name="Internet_20_link"><text:s/>2.Bilan adapté<text:tab/>54</text:a></text:p>
          <text:p text:style-name="P73"><text:a xlink:type="simple" xlink:href="#__RefHeading__8017_47197458" text:style-name="Internet_20_link" text:visited-style-name="Internet_20_link"><text:s/>1.Formules dans le bilan<text:tab/>54</text:a></text:p>
          <text:p text:style-name="P72"><text:a xlink:type="simple" xlink:href="#__RefHeading__3958_936665047" text:style-name="Internet_20_link" text:visited-style-name="Internet_20_link"><text:s/>2.Développement de PhpCompta</text:a><text:tab/>55</text:p>
          <text:p text:style-name="P74"><text:a xlink:type="simple" xlink:href="#__RefHeading__8333_47197458" text:style-name="Internet_20_link" text:visited-style-name="Internet_20_link"><text:s/>1.Développement en MVC<text:tab/>55</text:a></text:p>
          <text:p text:style-name="P73"><text:a xlink:type="simple" xlink:href="#__RefHeading__8019_47197458" text:style-name="Internet_20_link" text:visited-style-name="Internet_20_link"><text:s/>1.Contrôle<text:tab/>55</text:a></text:p>
          <text:p text:style-name="P73"><text:a xlink:type="simple" xlink:href="#__RefHeading__8021_47197458" text:style-name="Internet_20_link" text:visited-style-name="Internet_20_link"><text:s/>2.Vue<text:tab/>56</text:a></text:p>
          <text:p text:style-name="P73"><text:a xlink:type="simple" xlink:href="#__RefHeading__8023_47197458" text:style-name="Internet_20_link" text:visited-style-name="Internet_20_link"><text:s/>3.Modèle<text:tab/>56</text:a></text:p>
          <text:p text:style-name="P73"><text:a xlink:type="simple" xlink:href="#__RefHeading__8025_47197458" text:style-name="Internet_20_link" text:visited-style-name="Internet_20_link"><text:s/>4.La partie base de données<text:tab/>56</text:a></text:p>
          <text:p text:style-name="P74"><text:a xlink:type="simple" xlink:href="#__RefHeading__8335_47197458" text:style-name="Internet_20_link" text:visited-style-name="Internet_20_link"><text:s/>2.partie affichage en HTML<text:tab/>58</text:a></text:p>
          <text:p text:style-name="P74"><text:a xlink:type="simple" xlink:href="#__RefHeading__8337_47197458" text:style-name="Internet_20_link" text:visited-style-name="Internet_20_link"><text:s/>3.La documentation<text:tab/>59</text:a></text:p>
          <text:p text:style-name="P74"><text:a xlink:type="simple" xlink:href="#__RefHeading__8339_47197458" text:style-name="Internet_20_link" text:visited-style-name="Internet_20_link"><text:s/>4.Conclusion<text:tab/>59</text:a></text:p>
          <text:p text:style-name="P74"><text:a xlink:type="simple" xlink:href="#__RefHeading__8341_47197458" text:style-name="Internet_20_link" text:visited-style-name="Internet_20_link"><text:s/>5.API fournie<text:tab/>59</text:a></text:p>
          <text:p text:style-name="P73"><text:soft-page-break/><text:a xlink:type="simple" xlink:href="#__RefHeading__8027_47197458" text:style-name="Internet_20_link" text:visited-style-name="Internet_20_link"><text:s/>1.Class HtmlInput <text:tab/>59</text:a></text:p>
          <text:p text:style-name="P72"><text:a xlink:type="simple" xlink:href="#__RefHeading__3328_1659357091" text:style-name="Internet_20_link" text:visited-style-name="Internet_20_link"><text:s/>3.Les extensions</text:a><text:tab/>60</text:p>
          <text:p text:style-name="P74"><text:a xlink:type="simple" xlink:href="#__RefHeading__8343_47197458" text:style-name="Internet_20_link" text:visited-style-name="Internet_20_link"><text:s/>1.L'API<text:tab/>60</text:a></text:p>
          <text:p text:style-name="P74"><text:a xlink:type="simple" xlink:href="#__RefHeading__8345_47197458" text:style-name="Internet_20_link" text:visited-style-name="Internet_20_link"><text:s/>2.Installation de l'extension<text:tab/>60</text:a></text:p>
          <text:p text:style-name="P74"><text:a xlink:type="simple" xlink:href="#__RefHeading__8347_47197458" text:style-name="Internet_20_link" text:visited-style-name="Internet_20_link"><text:s/>3.Explication des champs<text:line-break/><text:tab/>60</text:a></text:p>
          <text:p text:style-name="P74"><text:a xlink:type="simple" xlink:href="#__RefHeading__8349_47197458" text:style-name="Internet_20_link" text:visited-style-name="Internet_20_link"><text:s/>4.Développement du plugin<text:tab/>60</text:a></text:p>
          <text:p text:style-name="P73"><text:a xlink:type="simple" xlink:href="#__RefHeading__8029_47197458" text:style-name="Internet_20_link" text:visited-style-name="Internet_20_link"><text:s/>1. Connexion à la base de données<text:tab/>60</text:a></text:p>
          <text:p text:style-name="P73"><text:a xlink:type="simple" xlink:href="#__RefHeading__8031_47197458" text:style-name="Internet_20_link" text:visited-style-name="Internet_20_link"><text:s/>2. FORM<text:tab/>61</text:a></text:p>
          <text:p text:style-name="P73"><text:a xlink:type="simple" xlink:href="#__RefHeading__8033_47197458" text:style-name="Internet_20_link" text:visited-style-name="Internet_20_link"><text:s/>3.Plugin plus avancé<text:tab/>62</text:a></text:p>
          <text:p text:style-name="P73"><text:a xlink:type="simple" xlink:href="#__RefHeading__8035_47197458" text:style-name="Internet_20_link" text:visited-style-name="Internet_20_link"><text:s/>4.Remarque pour le javascript<text:tab/>64</text:a></text:p>
          <text:p text:style-name="P72"><text:a xlink:type="simple" xlink:href="#__RefHeading__3330_1659357091" text:style-name="Internet_20_link" text:visited-style-name="Internet_20_link"><text:s/>4.Lien</text:a><text:tab/>64</text:p>
          <text:p text:style-name="P47"><text:a xlink:type="simple" xlink:href="#__RefHeading__3318_1659357091" text:style-name="Internet_20_link" text:visited-style-name="Internet_20_link">Annexe </text:a><text:tab/>65</text:p>
          <text:p text:style-name="P72"><text:a xlink:type="simple" xlink:href="#__RefHeading__4631_369900646" text:style-name="Internet_20_link" text:visited-style-name="Internet_20_link"><text:s/>1.Trucs et astuces</text:a><text:tab/>66</text:p>
          <text:p text:style-name="P74"><text:a xlink:type="simple" xlink:href="#__RefHeading__3320_1659357091" text:style-name="Internet_20_link" text:visited-style-name="Internet_20_link">Ouvrir plusieurs fenêtres<text:tab/>66</text:a></text:p>
          <text:p text:style-name="P74"><text:a xlink:type="simple" xlink:href="#__RefHeading__8351_47197458" text:style-name="Internet_20_link" text:visited-style-name="Internet_20_link">Utiliser le code STOCK pour vos prestations<text:tab/>66</text:a></text:p>
          <text:p text:style-name="P74"><text:a xlink:type="simple" xlink:href="#__RefHeading__8353_47197458" text:style-name="Internet_20_link" text:visited-style-name="Internet_20_link">Utiliser le wiki <text:tab/>66</text:a></text:p>
          <text:p text:style-name="P72"><text:a xlink:type="simple" xlink:href="#__RefHeading__14641_339355127" text:style-name="Internet_20_link" text:visited-style-name="Internet_20_link"><text:s/>2.Accès Direct </text:a><text:tab/>67</text:p>
          <text:p text:style-name="P72"><text:a xlink:type="simple" xlink:href="#__RefHeading__3332_1659357091" text:style-name="Internet_20_link" text:visited-style-name="Internet_20_link"><text:s/>3.Note de version</text:a><text:tab/>69</text:p>
          <text:p text:style-name="P74"><text:a xlink:type="simple" xlink:href="#__RefHeading__8355_47197458" text:style-name="Internet_20_link" text:visited-style-name="Internet_20_link"><text:s/>1.Note de version 6.0 (Décembre 2011)<text:tab/>69</text:a></text:p>
          <text:p text:style-name="P74"><text:a xlink:type="simple" xlink:href="#__RefHeading__8357_47197458" text:style-name="Internet_20_link" text:visited-style-name="Internet_20_link"><text:s/>2.Note de version 5.6 (mai 2011)<text:tab/>69</text:a></text:p>
          <text:p text:style-name="P74"><text:a xlink:type="simple" xlink:href="#__RefHeading__8359_47197458" text:style-name="Internet_20_link" text:visited-style-name="Internet_20_link"><text:s/>3.Note de version 5.5 (1 mars 2011)<text:tab/>70</text:a></text:p>
          <text:p text:style-name="P74"><text:a xlink:type="simple" xlink:href="#__RefHeading__8361_47197458" text:style-name="Internet_20_link" text:visited-style-name="Internet_20_link"><text:s/>4.Note de version 5.4 (février 2011)<text:tab/>70</text:a></text:p>
          <text:p text:style-name="P74"><text:a xlink:type="simple" xlink:href="#__RefHeading__8363_47197458" text:style-name="Internet_20_link" text:visited-style-name="Internet_20_link"><text:s/>5.Note de version 5.3 (décembre 2010)<text:tab/>70</text:a></text:p>
          <text:p text:style-name="P74"><text:a xlink:type="simple" xlink:href="#__RefHeading__3837_884180951" text:style-name="Internet_20_link" text:visited-style-name="Internet_20_link"><text:s/>6.Note de version 5.2 (août 2010)<text:tab/>71</text:a></text:p>
          <text:p text:style-name="P74"><text:a xlink:type="simple" xlink:href="#__RefHeading__3334_1659357091" text:style-name="Internet_20_link" text:visited-style-name="Internet_20_link"><text:s/>7.Note de version 5.1 (mai 2010)<text:tab/>72</text:a></text:p>
          <text:p text:style-name="P74"><text:a xlink:type="simple" xlink:href="#__RefHeading__3336_1659357091" text:style-name="Internet_20_link" text:visited-style-name="Internet_20_link"><text:s/>8.Note de version 5.0 (janvier 2010)<text:tab/>73</text:a></text:p>
          <text:p text:style-name="P74"><text:a xlink:type="simple" xlink:href="#__RefHeading__3338_1659357091" text:style-name="Internet_20_link" text:visited-style-name="Internet_20_link"><text:s/>9.Note de version 4.3 (février 2009)<text:tab/>74</text:a></text:p>
          <text:p text:style-name="P74"><text:a xlink:type="simple" xlink:href="#__RefHeading__3340_1659357091" text:style-name="Internet_20_link" text:visited-style-name="Internet_20_link"><text:s/>10.Note de version 4.2 novembre 2008<text:tab/>7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9"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4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49"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49" text:outline-level="1"><text:bookmark text:name="__RefHeading__5616_369900646"/>La Comptabilité, la gestion<text:bookmark-end text:name="__RefHeading__5616_369900646"/></text:h>
      <text:h text:style-name="P52"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text:soft-page-break/>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49"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29630631" text:style-name="L1">
        <text:list-item>
          <text:p text:style-name="P53">Menu</text:p>
        </text:list-item>
        <text:list-item>
          <text:p text:style-name="P53">Sous-menus</text:p>
        </text:list-item>
        <text:list-item>
          <text:p text:style-name="P53">extension (ou plugins)</text:p>
        </text:list-item>
        <text:list-item>
          <text:p text:style-name="P53"><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49"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 même remarque</text:span><text:bookmark-end text:name="__RefHeading__7955_47197458"/></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9616727" text:style-name="L2">
        <text:list-item>
          <text:p text:style-name="P54">Le lettrage par quick_code pourra faire correspondre des postes comptables différentes</text:p>
        </text:list-item>
        <text:list-item>
          <text:p text:style-name="P54">L' extension TVA ne tient compte que des fiches de type client</text:p>
        </text:list-item>
        <text:list-item>
          <text:p text:style-name="P5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29611542" text:style-name="L3">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29635412" text:style-name="L4">
        <text:list-item>
          <text:p text:style-name="P55">Non, vous pouvez encoder sans suivre l'ordre chronologique et vous pouvez aussi effacer des opérations</text:p>
        </text:list-item>
        <text:list-item>
          <text:p text:style-name="P55">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text:soft-page-break/>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text:soft-page-break/>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29624891" text:style-name="L5">
        <text:list-item>
          <text:p text:style-name="P56">Création, modification et effacement de fiche</text:p>
        </text:list-item>
        <text:list-item>
          <text:p text:style-name="P56">Création, modification et effacement <text:s/>de catégories de fiches</text:p>
        </text:list-item>
        <text:list-item>
          <text:p text:style-name="P56">Ajout de fiche</text:p>
        </text:list-item>
        <text:list-item>
          <text:p text:style-name="P56">Voir les documents du suivi </text:p>
        </text:list-item>
        <text:list-item>
          <text:p text:style-name="P56">Effacer les documents du suivi </text:p>
        </text:list-item>
        <text:list-item>
          <text:p text:style-name="P56">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9624844" text:style-name="L6">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30327404" text:continue-numbering="true" text:style-name="L6">
        <text:list-item>
          <text:p text:style-name="P32"><text:soft-page-break/>DATE_LIMIT_CALC Échéance, date formatée pour Calc </text:p>
        </text:list-item>
        <text:list-item>
          <text:p text:style-name="P32">DATE_LIMIT Échéance date dans le format DD.MM.YYYY</text:p>
        </text:list-item>
        <text:list-item>
          <text:p text:style-name="P32">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LABEL Ce qui est écrit à la place de la description de la fiche dans les journaux de vente ou d'achat ou le nom de l'article si cette description est vid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text:tab/>Date en format DD.MM.YYYY</text:p>
        </text:list-item>
        <text:list-item>
          <text:p text:style-name="P32">DATE_CALC Date encodée uniquement pour Calc : permet le formatage de la dat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0316202" text:continue-numbering="true" text:style-name="L6">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0304485" text:continue-numbering="true" text:style-name="L6">
        <text:list-item>
          <text:p text:style-name="P32">BENEF_NAME : <text:s/>nom</text:p>
        </text:list-item>
        <text:list-item>
          <text:p text:style-name="P32">BENEF_ADDR_1 adresse du bénéficiaire</text:p>
        </text:list-item>
        <text:list-item>
          <text:p text:style-name="P32"><text:soft-page-break/>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text:soft-page-break/>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29609159" text:style-name="L7">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text:soft-page-break/>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9626337" text:style-name="L8">
        <text:list-item>
          <text:p text:style-name="P34">solde est le solde du compte en banque d'après votre comptabilité</text:p>
        </text:list-item>
        <text:list-item>
          <text:p text:style-name="P34">solde rapproché est le solde de votre compte en banque mais en ne considérant que les opérations <text:span text:style-name="T5">qui ont</text:span> un numéro d'extrait de compte ou de relevé bancaire</text:p>
        </text:list-item>
        <text:list-item>
          <text:p text:style-name="P34">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text:soft-page-break/>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text:soft-page-break/>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ext:soft-page-break/>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text:soft-page-break/></text:p>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29618164" text:style-name="L9">
        <text:list-item>
          <text:p text:style-name="P35">les postes sont toujours écrits entre crochets; <text:line-break/>exemple : [ 4511] </text:p>
        </text:list-item>
        <text:list-item>
          <text:p text:style-name="P35">pour avoir la somme du poste et des sous-postes, il faut utiliser le %;<text:line-break/>exemple [45%]</text:p>
        </text:list-item>
      </text:list>
      <text:list xml:id="list29635360" text:style-name="L10">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29614654" text:style-name="L11">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text:soft-page-break/></text:p>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9606844" text:style-name="L12">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text:soft-page-break/>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text:soft-page-break/></text:p>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text:soft-page-break/>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9624512" text:style-name="L13">
        <text:list-item>
          <text:p text:style-name="P57">Perte de la facture d'achat</text:p>
        </text:list-item>
        <text:list-item>
          <text:p text:style-name="P57">Non paiement de la facture de vente</text:p>
        </text:list-item>
        <text:list-item>
          <text:p text:style-name="P57">Paiement sans document d'achat (avance TVA,...)</text:p>
        </text:list-item>
        <text:list-item>
          <text:p text:style-name="P57">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text:soft-page-break/>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29629342" text:style-name="L14">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text:soft-page-break/></text:p>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text:soft-page-break/></text:p>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text:soft-page-break/>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9631221" text:style-name="L15">
        <text:list-item>
          <text:p text:style-name="P58">Magasin</text:p>
        </text:list-item>
        <text:list-item>
          <text:p text:style-name="P58">Dépense /recette</text:p>
        </text:list-item>
      </text:list>
      <text:p text:style-name="Text_20_body">Dans le plan analytique (ou axe) magasin, vous ajoutez les postes analytiques (ou centre)</text:p>
      <text:list xml:id="list29613328" text:style-name="L16">
        <text:list-item>
          <text:p text:style-name="P59"><text:s/>Magasin Avenue Linus Torvald</text:p>
        </text:list-item>
        <text:list-item>
          <text:p text:style-name="P59">Magasin Rue du Pingouin</text:p>
        </text:list-item>
      </text:list>
      <text:p text:style-name="Text_20_body">Dans le plan analytique Dépense / Recette, vous ajoutez </text:p>
      <text:list xml:id="list29609855" text:style-name="L17">
        <text:list-item>
          <text:p text:style-name="P60">Vente marchandise</text:p>
        </text:list-item>
        <text:list-item>
          <text:p text:style-name="P60">Frais loyer</text:p>
        </text:list-item>
        <text:list-item>
          <text:p text:style-name="P60">Frais électricité</text:p>
        </text:list-item>
        <text:list-item>
          <text:p text:style-name="P60">Frais personnel </text:p>
        </text:list-item>
        <text:list-item>
          <text:p text:style-name="P60">Frais chauffage</text:p>
        </text:list-item>
        <text:list-item>
          <text:p text:style-name="P60">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text:soft-page-break/>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text:soft-page-break/>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49"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29631302" text:style-name="L18">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vers l'extension (sans le répertoire phpcompta/include/ext)</text:p>
          <text:p text:style-name="P40"><text:s/><text:line-break/></text:p>
        </text:list-item>
      </text:list>
      <text:p text:style-name="Standard"><text:s/>Pour notre extension, les valeurs suivantes sont données</text:p>
      <text:list xml:id="list29605919" text:style-name="L19">
        <text:list-item>
          <text:p text:style-name="P41">Label : Mon dummy à moi</text:p>
        </text:list-item>
      </text:list>
      <text:list xml:id="list29628730" text:style-name="L20">
        <text:list-item>
          <text:p text:style-name="P42">code : dum</text:p>
        </text:list-item>
        <text:list-item>
          <text:p text:style-name="P42">Fichier : dummy/dummy.php</text:p>
          <text:p text:style-name="P46"><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text:soft-page-break/>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50" text:outline-level="1" text:is-list-header="true"><text:bookmark text:name="__RefHeading__3318_1659357091"/>Annexe <text:bookmark-end text:name="__RefHeading__3318_1659357091"/></text:h>
      <text:h text:style-name="P52" text:outline-level="2" text:restart-numbering="true" text:start-value="-1"><text:bookmark text:name="__RefHeading__4631_369900646"/>Trucs et astuces<text:bookmark-end text:name="__RefHeading__4631_369900646"/></text:h>
      <text:h text:style-name="P51"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1"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52"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52"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29612789" text:style-name="L21">
        <text:list-item>
          <text:p text:style-name="P61">Menu complètement configurable, de ce fait, les plugins peuvent apparaître dans n'importe quel menu, sous-menu... </text:p>
        </text:list-item>
        <text:list-item>
          <text:p text:style-name="P61">Sécurité renforcée, basée sur le profil qui est l'ensemble des menus accessibles à l'utilisateur</text:p>
        </text:list-item>
        <text:list-item>
          <text:p text:style-name="P61">Export du Grand Livre Analytique en CSV</text:p>
        </text:list-item>
        <text:list-item>
          <text:p text:style-name="P61">Les différents configuration de menus sont rassemblé dans des profils, le nombre de profils par dossier est illimité, ils sont configurés dans CFGPRO.</text:p>
        </text:list-item>
        <text:list-item>
          <text:p text:style-name="P61">Accès direct vous permet d'aller directement à l'endroit que vous souhaitez en donnant le code du menu, pendant la frappe, les menus possibles apparaissent (auto-complete).</text:p>
        </text:list-item>
        <text:list-item>
          <text:p text:style-name="P61">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1">Compte de TVA qui augmente au débit et au crédit, pour certains cas particuliers.</text:p>
        </text:list-item>
        <text:list-item>
          <text:p text:style-name="P61">Nouveau thème dont la police est plus grande</text:p>
        </text:list-item>
        <text:list-item>
          <text:p text:style-name="P61">Dans catégorie fiche, il est possible d'avoir les balances ou l'historique de toutes les fiches</text:p>
        </text:list-item>
        <text:list-item>
          <text:p text:style-name="P61">Possibilité d'éditer les détails dans les journaux achats et ventes, à changer dans COMPANY</text:p>
        </text:list-item>
      </text:list>
      <text:p text:style-name="Text_20_body">Améliorations:</text:p>
      <text:list xml:id="list29612847" text:style-name="L22">
        <text:list-item>
          <text:p text:style-name="P62">Comptabilité analytique: lors de l'imputation, la valeur qui reste à affecter est directement calculé.</text:p>
        </text:list-item>
        <text:list-item>
          <text:p text:style-name="P62">A l'enregistrement de l'opération, il est présenté un résumé de l'opération qui vient d'être enregistrée.</text:p>
        </text:list-item>
        <text:list-item>
          <text:p text:style-name="P62">Les réconciliations se font dans une fenêtre interne (avant c'était un popup)</text:p>
        </text:list-item>
        <text:list-item>
          <text:p text:style-name="P62">Comptabilité analytique: recherche de fiche dans une fenêtre interne</text:p>
        </text:list-item>
        <text:list-item>
          <text:p text:style-name="P62">Tri apparaissent dans certains menu (sécurité → utilisateurs (SECUSER), administration → utilisateur, …)</text:p>
        </text:list-item>
        <text:list-item>
          <text:p text:style-name="P62">réconciliation n'utilise plus une fenêtre extérieure (popup)</text:p>
        </text:list-item>
        <text:list-item>
          <text:p text:style-name="P62">Possibilité de changer le type d'un document dans le suivi</text:p>
        </text:list-item>
        <text:list-item>
          <text:p text:style-name="P62">Résumé de l'opération enregistrée au lieu d'un simple lien vers le détail de l'opération</text:p>
        </text:list-item>
        <text:list-item>
          <text:p text:style-name="P62">En cas de rapprochement, même avec plusieurs opérations, il y aura un lettrage automatique.</text:p>
        </text:list-item>
        <text:list-item>
          <text:p text:style-name="P62">Amélioration des lettrages multiples (1 à n)</text:p>
        </text:list-item>
        <text:list-item>
          <text:p text:style-name="P62">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29607499" text:style-name="L23">
        <text:list-item>
          <text:p text:style-name="P63">Comptabilité analytique : groupe</text:p>
        </text:list-item>
        <text:list-item>
          <text:p text:style-name="P63">Amélioration ergonomie comptabilité analytique</text:p>
        </text:list-item>
        <text:list-item>
          <text:p text:style-name="P63">Compta analytique -&gt; financier</text:p>
        </text:list-item>
        <text:list-item>
          <text:p text:style-name="P63"><text:soft-page-break/>Le grand livre analytique </text:p>
        </text:list-item>
        <text:list-item>
          <text:p text:style-name="P63">Liaison compta analytique -&gt; compta générale</text:p>
        </text:list-item>
        <text:list-item>
          <text:p text:style-name="P63">Balance : uniquement les comptes non soldés pour les fiches et les postes comptables</text:p>
        </text:list-item>
        <text:list-item>
          <text:p text:style-name="P63">Voir le tiers dans les historiques</text:p>
        </text:list-item>
      </text:list>
      <text:p text:style-name="Text_20_body"/>
      <text:p text:style-name="Text_20_body">Bugs corrigés </text:p>
      <text:list xml:id="list29609807" text:style-name="L24">
        <text:list-item>
          <text:p text:style-name="P64">Problème de date en comptabilité analytique : synchro</text:p>
        </text:list-item>
        <text:list-item>
          <text:p text:style-name="P64">CA : bug dans la balance double</text:p>
        </text:list-item>
        <text:list-item>
          <text:p text:style-name="P64">CA Opération diverses</text:p>
        </text:list-item>
        <text:list-item>
          <text:p text:style-name="P64">Problème export CSV historique sans le signe moins pour financier</text:p>
        </text:list-item>
        <text:list-item>
          <text:p text:style-name="P64">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29617193" text:style-name="L25">
        <text:list-item>
          <text:p text:style-name="P43">Date dans <text:s/>les détails</text:p>
        </text:list-item>
        <text:list-item>
          <text:p text:style-name="P43">Balance avec des niveaux</text:p>
        </text:list-item>
        <text:list-item>
          <text:p text:style-name="P43">Lettrage dans le grand livre</text:p>
        </text:list-item>
      </text:list>
      <text:p text:style-name="Standard">Bugs:</text:p>
      <text:list xml:id="list29616412" text:style-name="L26">
        <text:list-item>
          <text:p text:style-name="P44">Export CSV <text:s/>de l'historique pour les financiers</text:p>
        </text:list-item>
        <text:list-item>
          <text:p text:style-name="P44">Génération de facture</text:p>
        </text:list-item>
        <text:list-item>
          <text:p text:style-name="P44">Moyen de paiement incorrect </text:p>
        </text:list-item>
        <text:list-item>
          <text:p text:style-name="P44">On ne voyait que les Xiers dossiers dans l'administration</text:p>
        </text:list-item>
        <text:list-item>
          <text:p text:style-name="P44">...</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29607471" text:style-name="L27">
        <text:list-item>
          <text:p text:style-name="P65">Adaptation pour les dossiers contenant plusieurs années</text:p>
        </text:list-item>
        <text:list-item>
          <text:p text:style-name="P65">Contrepartie pour les dépenses non admises et les dépenses du gérants configurable par fiche</text:p>
        </text:list-item>
        <text:list-item>
          <text:p text:style-name="P65">2 nouvelles sortes d'attribut : les postes et les cards, le premier pour les postes comptables et le second pour les fiches</text:p>
        </text:list-item>
        <text:list-item>
          <text:p text:style-name="P65">Export CSV de tout historique : depuis la recherche, la liste des opérations de tous les journaux.</text:p>
        </text:list-item>
        <text:list-item>
          <text:p text:style-name="P65">Modification d'une fiche dans un popup html</text:p>
        </text:list-item>
        <text:list-item>
          <text:p text:style-name="P65">Depuis le détail d'une fiche, on peut en avoir la balance</text:p>
        </text:list-item>
        <text:list-item>
          <text:p text:style-name="P65">La partie gestion, pour les clients, les fournisseurs et les administrations, il y a en plus, les balances</text:p>
        </text:list-item>
        <text:list-item>
          <text:p text:style-name="P65">Prévisions peuvent être faites à cheval sur plusieurs années</text:p>
        </text:list-item>
      </text:list>
      <text:p text:style-name="Text_20_body">Amélioration</text:p>
      <text:list xml:id="list29624288" text:style-name="L28">
        <text:list-item>
          <text:p text:style-name="P66">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29620751" text:style-name="L29">
        <text:list-item>
          <text:p text:style-name="P67"><text:soft-page-break/>Possibilité de réouvrir des périodes fermées</text:p>
        </text:list-item>
        <text:list-item>
          <text:p text:style-name="P67">Changement de la date de l'opération dans le détail opérations</text:p>
        </text:list-item>
        <text:list-item>
          <text:p text:style-name="P67">Ajout de commentaire possible dans le détail des opérations</text:p>
        </text:list-item>
        <text:list-item>
          <text:p text:style-name="P67">Ajout d'une limite de dates dans les prévisions</text:p>
        </text:list-item>
        <text:list-item>
          <text:p text:style-name="P67">Ajout de couleur dans les prévisions</text:p>
        </text:list-item>
        <text:list-item>
          <text:p text:style-name="P67">Ajout de l'export de l'historique d'un compte ou d'une fiche, en csv ou en pdf depuis une fenêtre « pop me up »</text:p>
        </text:list-item>
        <text:list-item>
          <text:p text:style-name="P67">Déplacement du menu période dans le menu Paramètre</text:p>
        </text:list-item>
        <text:list-item>
          <text:p text:style-name="P67">Audit des personnes se connectant ou essayant de se connecter</text:p>
        </text:list-item>
        <text:list-item>
          <text:p text:style-name="P67">Ajout d'un captcha (optionnel)</text:p>
        </text:list-item>
      </text:list>
      <text:p text:style-name="Text_20_body">Améliorations:</text:p>
      <text:list xml:id="list29620234" text:style-name="L30">
        <text:list-item>
          <text:p text:style-name="P68">Traitement des fiches plus rapide </text:p>
        </text:list-item>
        <text:list-item>
          <text:p text:style-name="P68">Apparence des montants</text:p>
        </text:list-item>
        <text:list-item>
          <text:p text:style-name="P68">Apparence des fiches, détail et historique </text:p>
        </text:list-item>
        <text:list-item>
          <text:p text:style-name="P68">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29610494" text:style-name="L31">
        <text:list-item>
          <text:p text:style-name="P45">Ajout balance par catégorie de fiche</text:p>
        </text:list-item>
        <text:list-item>
          <text:p text:style-name="P45">Quand on demande le détail d'une opération, on peut l'imprimer et voir tous les détails de cette opération si on clique sur popme up. Les détails pour les opérations analytiques ne sont visible que dans le popup.</text:p>
        </text:list-item>
        <text:list-item>
          <text:p text:style-name="P45">En cliquant sur un numéro interne, on a le détail de l'opération mais à l'intérieur de la page et non plus dans un popup</text:p>
        </text:list-item>
        <text:list-item>
          <text:p text:style-name="P45">Dans les détails d'opérations, on a aussi des liens vers les historiques par fiche ou par poste comptable, si on clique sur une fiche ou sur un poste comptable</text:p>
        </text:list-item>
        <text:list-item>
          <text:p text:style-name="P45">Depuis les impressions → balances et impression → poste, on a les détails des opérations ainsi que dans impression → <text:s/>poste</text:p>
        </text:list-item>
        <text:list-item>
          <text:p text:style-name="P45">Pour les balances, on peut choisir les journaux : adapté à ceux en ayant vraiment beaucoup</text:p>
        </text:list-item>
        <text:list-item>
          <text:p text:style-name="P45">Depuis les lettrages, on peut aussi accéder aux détails d'une opération</text:p>
        </text:list-item>
        <text:list-item>
          <text:p text:style-name="P45">Le menu Grand Livre devient le menu Historique</text:p>
        </text:list-item>
        <text:list-item>
          <text:p text:style-name="P4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5">Impression - Rapprochement </text:p>
        </text:list-item>
        <text:list-item>
          <text:p text:style-name="P45">confirmation quand effacement d'un Plan Analytique (comptabilité analytique -&gt; Plan Analytique)</text:p>
        </text:list-item>
        <text:list-item>
          <text:p text:style-name="P45">Déplacement de fiche : les attributs manquant sont ajoutés !</text:p>
        </text:list-item>
        <text:list-item>
          <text:p text:style-name="P45">Dans les balances, on peut choisir plusieurs journaux ou plusieurs cat. de journal. Les données sont filtrées en plus d'après la sécurité</text:p>
        </text:list-item>
        <text:list-item>
          <text:p text:style-name="P45">Dans impression -&gt; poste, on peut filtrer les opérations suivant qu'elles sont lettrées ou non.</text:p>
        </text:list-item>
        <text:list-item>
          <text:p text:style-name="P45">Après avoir sauvé une opération, vous pouvez avoir le détail de l'opération en cliquant sur le numéro interne qui s'affiche</text:p>
        </text:list-item>
        <text:list-item>
          <text:p text:style-name="P4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5">Ajout bouton "ajoutez ligne" pour les OD en CA</text:p>
        </text:list-item>
        <text:list-item>
          <text:p text:style-name="P45"><text:soft-page-break/>Ajout bouton "ajoutez ligne" pour les prévisions</text:p>
        </text:list-item>
        <text:list-item>
          <text:p text:style-name="P45">Ajout l'impression pour les lettrages par poste comptables</text:p>
        </text:list-item>
        <text:list-item>
          <text:p text:style-name="P45">Les historiques des fiches et postes comptables (impression → poste et impression et catégorie → historique) ont un solde progressif</text:p>
        </text:list-item>
        <text:list-item>
          <text:p text:style-name="P45">La recherche peut se faire dans plusieurs journaux à la fois</text:p>
        </text:list-item>
        <text:list-item>
          <text:p text:style-name="P45">Les balances peuvent être faites pour plusieurs journaux ou par catégorie de journal</text:p>
        </text:list-item>
        <text:list-item>
          <text:p text:style-name="P45">Amélioration de la vérification de la comptabilité (Avancé → Vérification)</text:p>
        </text:list-item>
        <text:list-item>
          <text:p text:style-name="P45">La date par défaut quand on encode une nouvelle écriture, est la date de la dernière écriture du journal choisi.</text:p>
        </text:list-item>
        <text:list-item>
          <text:p text:style-name="P45">Pour les opérations de banque, on peut choisir de numéroter chaque opération, ou de donner à chacune le même numéro d'extrait (relevé bancaire)</text:p>
        </text:list-item>
        <text:list-item>
          <text:p text:style-name="P4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5"/>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9627446" text:style-name="L32">
        <text:list-item>
          <text:p text:style-name="P69">nouveau menu Catégorie, vous permet de visualiser par catégorie de fiche avec l'historique des opérations ou simplement le résumé.</text:p>
        </text:list-item>
        <text:list-item>
          <text:p text:style-name="P69">nouveau (contribution) une nouvelle possibilité est d'imprimer le grand livre * nouveau : support complet de l'Unicode pour les impressions</text:p>
        </text:list-item>
        <text:list-item>
          <text:p text:style-name="P69">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9604425" text:style-name="L33">
        <text:list-item>
          <text:p text:style-name="P71"> pj reprend le n° de pièce justificative</text:p>
        </text:list-item>
        <text:list-item>
          <text:p text:style-name="P70">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02c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018c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02cm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209-10:18</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Farid</meta:initial-creator>
    <meta:creation-date>2008-02-10T23:07:21</meta:creation-date>
    <dc:date>2012-02-09T10:18:01</dc:date>
    <meta:print-date>2010-07-31T03:36:48</meta:print-date>
    <meta:editing-cycles>957</meta:editing-cycles>
    <meta:editing-duration>PT75H06M17S</meta:editing-duration>
    <meta:printed-by>Dany De Bontridder</meta:printed-by>
    <meta:document-statistic meta:table-count="23" meta:image-count="0" meta:object-count="0" meta:page-count="74" meta:paragraph-count="1841" meta:word-count="22321" meta:character-count="139016"/>
    <meta:user-defined meta:name="Info 1"/>
    <meta:user-defined meta:name="Info 2"/>
    <meta:user-defined meta:name="Info 3"/>
    <meta:user-defined meta:name="Info 4"/>
  </office:meta>
</office:document-meta>
</file>